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75c" officeooo:paragraph-rsid="001ff355"/>
    </style:style>
    <style:style style:name="P2" style:family="paragraph" style:parent-style-name="Standard">
      <style:paragraph-properties fo:text-align="center" style:justify-single-word="false"/>
      <style:text-properties officeooo:rsid="0018075c" officeooo:paragraph-rsid="001ff355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c8f8" officeooo:paragraph-rsid="001ff355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f355" officeooo:paragraph-rsid="001ff355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rsid="001ff355" officeooo:paragraph-rsid="001ff355"/>
    </style:style>
    <style:style style:name="P6" style:family="paragraph" style:parent-style-name="Standard" style:list-style-name="L3">
      <style:text-properties officeooo:rsid="001ff355" officeooo:paragraph-rsid="001ff355"/>
    </style:style>
    <style:style style:name="P7" style:family="paragraph" style:parent-style-name="Standard" style:list-style-name="L3">
      <style:text-properties officeooo:rsid="00213414" officeooo:paragraph-rsid="00213414"/>
    </style:style>
    <style:style style:name="T1" style:family="text">
      <style:text-properties officeooo:rsid="001ff355"/>
    </style:style>
    <style:style style:name="T2" style:family="text">
      <style:text-properties officeooo:rsid="002134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E ARQUITETURA DE COMPUTADORES – UFCG</text:p>
      <text:p text:style-name="P1"/>
      <text:p text:style-name="P3">JOSEANA MACÊDO FECHINE RÉGIS DE ARAÚJO</text:p>
      <text:p text:style-name="P3"/>
      <text:p text:style-name="P4">HÉRCULES RODRIGUES ANSELMO - 117210908</text:p>
      <text:p text:style-name="P1"/>
      <text:p text:style-name="P1"/>
      <text:p text:style-name="P2">LISTA DE EXERCÍCIO <text:span text:style-name="T1">9</text:span></text:p>
      <text:p text:style-name="P1"/>
      <text:p text:style-name="P1"/>
      <text:p text:style-name="P1">RESPOSTAS:</text:p>
      <text:p text:style-name="P1"/>
      <text:p text:style-name="P1"><text:tab/><text:span text:style-name="T1">Os sinais de controle serão sobre MemWrite, MemtoReg, Branch, ALUControl, ALUSrc e RegWrite, respectivamente.</text:span></text:p>
      <text:p text:style-name="P1"/>
      <text:list xml:id="list4030464495" text:style-name="L3">
        <text:list-item>
          <text:p text:style-name="P6">0 0 0 <text:span text:style-name="T2">(000)</text:span> 0 0</text:p>
        </text:list-item>
        <text:list-item>
          <text:p text:style-name="P6">0 0 0 <text:span text:style-name="T2">(</text:span>0<text:span text:style-name="T2">00)</text:span> <text:span text:style-name="T2">1</text:span> <text:span text:style-name="T2">1</text:span> </text:p>
        </text:list-item>
        <text:list-item>
          <text:p text:style-name="P6">1 0 0 <text:span text:style-name="T2">(010)</text:span> <text:span text:style-name="T2">1</text:span> 0 </text:p>
        </text:list-item>
        <text:list-item>
          <text:p text:style-name="P6">0 <text:span text:style-name="T2">1</text:span> 0 <text:span text:style-name="T2">(01</text:span>0<text:span text:style-name="T2">)</text:span> <text:span text:style-name="T2">1</text:span> 1</text:p>
        </text:list-item>
        <text:list-item>
          <text:p text:style-name="P7">0 0 1 (001) 1 1</text:p>
        </text:list-item>
        <text:list-item>
          <text:p text:style-name="P7">0 0 1 (000) 1 0</text:p>
        </text:list-item>
      </text:list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20:05:10.069891469</meta:creation-date>
    <dc:date>2019-07-09T20:18:33.046224270</dc:date>
    <meta:editing-duration>PT2M30S</meta:editing-duration>
    <meta:editing-cycles>1</meta:editing-cycles>
    <meta:document-statistic meta:table-count="0" meta:image-count="0" meta:object-count="0" meta:page-count="1" meta:paragraph-count="13" meta:word-count="78" meta:character-count="369" meta:non-whitespace-character-count="304"/>
    <meta:generator>LibreOffice/6.0.7.3$Linux_X86_64 LibreOffice_project/00m0$Build-3</meta:generator>
  </office:meta>
</office:document-meta>
</file>